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0656" calcext:value-type="float">
            <text:p>116.5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71016" calcext:value-type="float">
            <text:p>115.5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32232" calcext:value-type="float">
            <text:p>114.6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22048" calcext:value-type="float">
            <text:p>113.9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464" calcext:value-type="float">
            <text:p>120.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3096" calcext:value-type="float">
            <text:p>116.9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84" calcext:value-type="float">
            <text:p>112.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32" calcext:value-type="float">
            <text:p>113.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752" calcext:value-type="float">
            <text:p>113.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5888" calcext:value-type="float">
            <text:p>114.1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201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872" calcext:value-type="float">
            <text:p>115.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714" calcext:value-type="float">
            <text:p>114.0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9112" calcext:value-type="float">
            <text:p>112.5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2168" calcext:value-type="float">
            <text:p>111.0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58" calcext:value-type="float">
            <text:p>107.3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200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7592" calcext:value-type="float">
            <text:p>111.7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0296" calcext:value-type="float">
            <text:p>109.8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5864" calcext:value-type="float">
            <text:p>103.3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200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4528" calcext:value-type="float">
            <text:p>99.4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056" calcext:value-type="float">
            <text:p>99.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248" calcext:value-type="float">
            <text:p>99.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868" calcext:value-type="float">
            <text:p>96.1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9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368" calcext:value-type="float">
            <text:p>94.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9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624" calcext:value-type="float">
            <text:p>88.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7584" calcext:value-type="float">
            <text:p>86.5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3664" calcext:value-type="float">
            <text:p>85.7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5296" calcext:value-type="float">
            <text:p>85.0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4824" calcext:value-type="float">
            <text:p>83.5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5328" calcext:value-type="float">
            <text:p>83.0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9216" calcext:value-type="float">
            <text:p>82.1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9888" calcext:value-type="float">
            <text:p>81.3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8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7808" calcext:value-type="float">
            <text:p>79.9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8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8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2368" calcext:value-type="float">
            <text:p>78.3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8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8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5968" calcext:value-type="float">
            <text:p>76.7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7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2136" calcext:value-type="float">
            <text:p>75.0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1824" calcext:value-type="float">
            <text:p>74.7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7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3816" calcext:value-type="float">
            <text:p>73.2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7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7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1432" calcext:value-type="float">
            <text:p>70.1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7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7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9016" calcext:value-type="float">
            <text:p>69.0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7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5112" calcext:value-type="float">
            <text:p>69.0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7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8664" calcext:value-type="float">
            <text:p>68.5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6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0088" calcext:value-type="float">
            <text:p>67.7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6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3912" calcext:value-type="float">
            <text:p>67.1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6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6888" calcext:value-type="float">
            <text:p>65.0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6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6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748" calcext:value-type="float">
            <text:p>63.6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4303</text:p>
          </table:table-cell>
          <table:table-cell office:value-type="string" calcext:value-type="string">
            <text:p>196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8472" calcext:value-type="float">
            <text:p>61.6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